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1f03d"/>
    </style:style>
    <style:style style:name="P2" style:family="paragraph" style:parent-style-name="Standard">
      <style:text-properties officeooo:rsid="0011f03d" officeooo:paragraph-rsid="0011f03d"/>
    </style:style>
    <style:style style:name="P3" style:family="paragraph" style:parent-style-name="Standard">
      <style:text-properties officeooo:rsid="00122345" officeooo:paragraph-rsid="00122345"/>
    </style:style>
    <style:style style:name="P4" style:family="paragraph" style:parent-style-name="Standard">
      <style:text-properties officeooo:rsid="0011f03d" officeooo:paragraph-rsid="0011f03d"/>
    </style:style>
    <style:style style:name="T1" style:family="text">
      <style:text-properties officeooo:rsid="0011f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 Create the pseudocode (70 pts) that does the following:</text:p>
      <text:p text:style-name="Standard"/>
      <text:p text:style-name="Standard">Reads in a FASTA file of nucleotide (DNA) sequences </text:p>
      <text:p text:style-name="Standard">Carry out the translation to a protein sequence in all possible frames </text:p>
      <text:p text:style-name="P1">Finds <text:s/>putative cleavage sites which are “double basic" (e.g., KK, KR, RK, RR) in the protein sequence</text:p>
      <text:p text:style-name="P1"/>
      <text:p text:style-name="P2">open file</text:p>
      <text:p text:style-name="P1"/>
      <text:p text:style-name="P2">read line by line</text:p>
      <text:p text:style-name="P1"/>
      <text:p text:style-name="P2">strip whitespace from end of line</text:p>
      <text:p text:style-name="P1"/>
      <text:p text:style-name="P2">if line starts with “&gt;”: this is dictionary key</text:p>
      <text:p text:style-name="P1"/>
      <text:p text:style-name="P1"><text:span text:style-name="T1">keep appending lines to dictionary value until you hit another “&gt;” (at which point previous value is complete, “&gt;” line is new </text:span><text:s/><text:span text:style-name="T1">key</text:span></text:p>
      <text:p text:style-name="P1"/>
      <text:p text:style-name="P2">end up with a dictionary containing “&gt;” keys and sequence values</text:p>
      <text:p text:style-name="P2"/>
      <text:p text:style-name="P2">translation to protein in all reading frames: <text:tab/><text:tab/>finish this</text:p>
      <text:p text:style-name="P2"/>
      <text:p text:style-name="P2">putative cleavage sites: </text:p>
      <text:p text:style-name="P2"/>
      <text:p text:style-name="P2">looking for 9 things: RHK combos of 2</text:p>
      <text:p text:style-name="P2"/>
      <text:p text:style-name="P2">when you find, give locus</text:p>
      <text:p text:style-name="P2">make a list of these</text:p>
      <text:p text:style-name="P2"/>
      <text:p text:style-name="Standard"/>
      <text:p text:style-name="Standard">Outputs the resulting protein sequences and the possible locations in a FASTA file that carries the description field from the nucleotide entry. The locations of the cleavage sites should be described in the description field </text:p>
      <text:p text:style-name="Standard"/>
      <text:p text:style-name="Standard"/>
      <text:p text:style-name="Standard">4. Create a python script that then implements each of the above tasks (point breakdown below -Note: you can still pass this assignment if your programming is rough given point breakdown -emphasis is on ordered, concrete tasks !!):</text:p>
      <text:p text:style-name="Standard"/>
      <text:p text:style-name="P3">write actual code here</text:p>
      <text:p text:style-name="Standard"/>
      <text:p text:style-name="Standard">Reads in a FASTA file of nucleotide (DNA) sequences (5 pts)</text:p>
      <text:p text:style-name="Standard">Carry out the translation to a protein sequence in all possible frames (10 pts) </text:p>
      <text:p text:style-name="Standard">Finds <text:s/>putative cleavage sites which are “double basic" (e.g., KK, KR, RK, RR) in the protein sequence (5 pts)</text:p>
      <text:p text:style-name="Standard"/>
      <text:p text:style-name="Standard">Outputs the resulting protein sequences and the possible locations in a FASTA file that carries the description field from the nucleotide entry. The locations of the cleavage sites should be described in the description field (5 pts) </text:p>
      <text:p text:style-name="Standard"/>
      <text:p text:style-name="Standard">Please test your code on the supplied FASTA file “pa1.fasta” and supply the out put file along with your python code. Note: it should run on any FASTA file :)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56:06.671495834</meta:creation-date>
    <dc:date>2018-09-27T11:03:37.770451279</dc:date>
    <meta:editing-duration>PT7M3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321" meta:character-count="1871" meta:non-whitespace-character-count="1561"/>
  </office:meta>
</office:document-meta>
</file>